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5.018cm"/>
    </style:style>
    <style:style style:name="co10" style:family="table-column">
      <style:table-column-properties fo:break-before="auto" style:column-width="6.2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tch_stats____few-shot-group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atch_id</text:p>
          </table:table-cell>
          <table:table-cell office:value-type="string" calcext:value-type="string">
            <text:p>batch_typ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prompt_tokens</text:p>
          </table:table-cell>
          <table:table-cell office:value-type="string" calcext:value-type="string">
            <text:p>completion_tokens</text:p>
          </table:table-cell>
          <table:table-cell office:value-type="string" calcext:value-type="string">
            <text:p>total_tokens</text:p>
          </table:table-cell>
          <table:table-cell office:value-type="string" calcext:value-type="string">
            <text:p>saved_tokens</text:p>
          </table:table-cell>
          <table:table-cell office:value-type="string" calcext:value-type="string">
            <text:p>mean_tokens_per_completion</text:p>
          </table:table-cell>
          <table:table-cell office:value-type="string" calcext:value-type="string">
            <text:p>response_time</text:p>
          </table:table-cell>
          <table:table-cell office:value-type="string" calcext:value-type="string">
            <text:p>mean_response_time_per_completion</text:p>
          </table:table-cell>
        </table:table-row>
        <table:table-row table:style-name="ro1">
          <table:table-cell office:value-type="string" calcext:value-type="string">
            <text:p>batch_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pt-4o</text:p>
          </table:table-cell>
          <table:table-cell office:value-type="float" office:value="2510782" calcext:value-type="float">
            <text:p>2510782</text:p>
          </table:table-cell>
          <table:table-cell office:value-type="float" office:value="212958" calcext:value-type="float">
            <text:p>212958</text:p>
          </table:table-cell>
          <table:table-cell office:value-type="float" office:value="2723740" calcext:value-type="float">
            <text:p>2723740</text:p>
          </table:table-cell>
          <table:table-cell/>
          <table:table-cell office:value-type="float" office:value="72.8559698939446" calcext:value-type="float">
            <text:p>72.8559698939446</text:p>
          </table:table-cell>
          <table:table-cell office:value-type="float" office:value="5416386.56592369" calcext:value-type="float">
            <text:p>5416386.56592369</text:p>
          </table:table-cell>
          <table:table-cell office:value-type="float" office:value="1853.0231152664" calcext:value-type="float">
            <text:p>1853.0231152664</text:p>
          </table:table-cell>
        </table:table-row>
        <table:table-row table:style-name="ro1">
          <table:table-cell office:value-type="string" calcext:value-type="string">
            <text:p>batch_30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pt-4o</text:p>
          </table:table-cell>
          <table:table-cell office:value-type="float" office:value="80385" calcext:value-type="float">
            <text:p>80385</text:p>
          </table:table-cell>
          <table:table-cell office:value-type="float" office:value="123801" calcext:value-type="float">
            <text:p>123801</text:p>
          </table:table-cell>
          <table:table-cell office:value-type="float" office:value="204186" calcext:value-type="float">
            <text:p>204186</text:p>
          </table:table-cell>
          <table:table-cell table:formula="of:=[.G2]-[.G3]" office:value-type="float" office:value="2519554" calcext:value-type="float">
            <text:p>2519554</text:p>
          </table:table-cell>
          <table:table-cell office:value-type="float" office:value="3174.38461538462" calcext:value-type="float">
            <text:p>3174.38461538462</text:p>
          </table:table-cell>
          <table:table-cell office:value-type="float" office:value="2509642.15493202" calcext:value-type="float">
            <text:p>2509642.15493202</text:p>
          </table:table-cell>
          <table:table-cell office:value-type="float" office:value="64349.7988444108" calcext:value-type="float">
            <text:p>64349.7988444108</text:p>
          </table:table-cell>
        </table:table-row>
        <table:table-row table:style-name="ro1">
          <table:table-cell office:value-type="string" calcext:value-type="string">
            <text:p>batch_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pt-4o</text:p>
          </table:table-cell>
          <table:table-cell office:value-type="float" office:value="3034058" calcext:value-type="float">
            <text:p>3034058</text:p>
          </table:table-cell>
          <table:table-cell office:value-type="float" office:value="224984" calcext:value-type="float">
            <text:p>224984</text:p>
          </table:table-cell>
          <table:table-cell office:value-type="float" office:value="3259042" calcext:value-type="float">
            <text:p>3259042</text:p>
          </table:table-cell>
          <table:table-cell/>
          <table:table-cell office:value-type="float" office:value="76.9702360588437" calcext:value-type="float">
            <text:p>76.9702360588437</text:p>
          </table:table-cell>
          <table:table-cell office:value-type="float" office:value="6053860.22901535" calcext:value-type="float">
            <text:p>6053860.22901535</text:p>
          </table:table-cell>
          <table:table-cell office:value-type="float" office:value="2071.11194971445" calcext:value-type="float">
            <text:p>2071.11194971445</text:p>
          </table:table-cell>
        </table:table-row>
        <table:table-row table:style-name="ro1">
          <table:table-cell office:value-type="string" calcext:value-type="string">
            <text:p>batch_3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pt-4o</text:p>
          </table:table-cell>
          <table:table-cell office:value-type="float" office:value="88497" calcext:value-type="float">
            <text:p>88497</text:p>
          </table:table-cell>
          <table:table-cell office:value-type="float" office:value="128623" calcext:value-type="float">
            <text:p>128623</text:p>
          </table:table-cell>
          <table:table-cell office:value-type="float" office:value="217120" calcext:value-type="float">
            <text:p>217120</text:p>
          </table:table-cell>
          <table:table-cell table:formula="of:=[.G4]-[.G5]" office:value-type="float" office:value="3041922" calcext:value-type="float">
            <text:p>3041922</text:p>
          </table:table-cell>
          <table:table-cell office:value-type="float" office:value="3298.02564102564" calcext:value-type="float">
            <text:p>3298.02564102564</text:p>
          </table:table-cell>
          <table:table-cell office:value-type="float" office:value="1552170.41325569" calcext:value-type="float">
            <text:p>1552170.41325569</text:p>
          </table:table-cell>
          <table:table-cell office:value-type="float" office:value="39799.2413655305" calcext:value-type="float">
            <text:p>39799.2413655305</text:p>
          </table:table-cell>
        </table:table-row>
        <table:table-row table:style-name="ro1">
          <table:table-cell office:value-type="string" calcext:value-type="string">
            <text:p>batch_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pt-4o-mini</text:p>
          </table:table-cell>
          <table:table-cell office:value-type="float" office:value="2510782" calcext:value-type="float">
            <text:p>2510782</text:p>
          </table:table-cell>
          <table:table-cell office:value-type="float" office:value="216004" calcext:value-type="float">
            <text:p>216004</text:p>
          </table:table-cell>
          <table:table-cell office:value-type="float" office:value="2726786" calcext:value-type="float">
            <text:p>2726786</text:p>
          </table:table-cell>
          <table:table-cell/>
          <table:table-cell office:value-type="float" office:value="73.8980499486829" calcext:value-type="float">
            <text:p>73.8980499486829</text:p>
          </table:table-cell>
          <table:table-cell office:value-type="float" office:value="4893912.78481484" calcext:value-type="float">
            <text:p>4893912.78481484</text:p>
          </table:table-cell>
          <table:table-cell office:value-type="float" office:value="1674.27738105194" calcext:value-type="float">
            <text:p>1674.27738105194</text:p>
          </table:table-cell>
        </table:table-row>
        <table:table-row table:style-name="ro1">
          <table:table-cell office:value-type="string" calcext:value-type="string">
            <text:p>batch_3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pt-4o-mini</text:p>
          </table:table-cell>
          <table:table-cell office:value-type="float" office:value="80385" calcext:value-type="float">
            <text:p>80385</text:p>
          </table:table-cell>
          <table:table-cell office:value-type="float" office:value="125899" calcext:value-type="float">
            <text:p>125899</text:p>
          </table:table-cell>
          <table:table-cell office:value-type="float" office:value="206284" calcext:value-type="float">
            <text:p>206284</text:p>
          </table:table-cell>
          <table:table-cell table:formula="of:=[.G6]-[.G7]" office:value-type="float" office:value="2520502" calcext:value-type="float">
            <text:p>2520502</text:p>
          </table:table-cell>
          <table:table-cell office:value-type="float" office:value="3228.17948717949" calcext:value-type="float">
            <text:p>3228.17948717949</text:p>
          </table:table-cell>
          <table:table-cell office:value-type="float" office:value="1352746.42419815" calcext:value-type="float">
            <text:p>1352746.42419815</text:p>
          </table:table-cell>
          <table:table-cell office:value-type="float" office:value="34685.8057486705" calcext:value-type="float">
            <text:p>34685.8057486705</text:p>
          </table:table-cell>
        </table:table-row>
        <table:table-row table:style-name="ro1">
          <table:table-cell office:value-type="string" calcext:value-type="string">
            <text:p>batch_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pt-4o-mini</text:p>
          </table:table-cell>
          <table:table-cell office:value-type="float" office:value="3034058" calcext:value-type="float">
            <text:p>3034058</text:p>
          </table:table-cell>
          <table:table-cell office:value-type="float" office:value="228927" calcext:value-type="float">
            <text:p>228927</text:p>
          </table:table-cell>
          <table:table-cell office:value-type="float" office:value="3262985" calcext:value-type="float">
            <text:p>3262985</text:p>
          </table:table-cell>
          <table:table-cell/>
          <table:table-cell office:value-type="float" office:value="78.3191926103319" calcext:value-type="float">
            <text:p>78.3191926103319</text:p>
          </table:table-cell>
          <table:table-cell office:value-type="float" office:value="4511954.7727108" calcext:value-type="float">
            <text:p>4511954.7727108</text:p>
          </table:table-cell>
          <table:table-cell office:value-type="float" office:value="1543.60409603517" calcext:value-type="float">
            <text:p>1543.60409603517</text:p>
          </table:table-cell>
        </table:table-row>
        <table:table-row table:style-name="ro1">
          <table:table-cell office:value-type="string" calcext:value-type="string">
            <text:p>batch_3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pt-4o-mini</text:p>
          </table:table-cell>
          <table:table-cell office:value-type="float" office:value="88497" calcext:value-type="float">
            <text:p>88497</text:p>
          </table:table-cell>
          <table:table-cell office:value-type="float" office:value="128887" calcext:value-type="float">
            <text:p>128887</text:p>
          </table:table-cell>
          <table:table-cell office:value-type="float" office:value="217384" calcext:value-type="float">
            <text:p>217384</text:p>
          </table:table-cell>
          <table:table-cell table:formula="of:=[.G8]-[.G9]" office:value-type="float" office:value="3045601" calcext:value-type="float">
            <text:p>3045601</text:p>
          </table:table-cell>
          <table:table-cell office:value-type="float" office:value="3304.79487179487" calcext:value-type="float">
            <text:p>3304.79487179487</text:p>
          </table:table-cell>
          <table:table-cell office:value-type="float" office:value="1285974.48825836" calcext:value-type="float">
            <text:p>1285974.48825836</text:p>
          </table:table-cell>
          <table:table-cell office:value-type="float" office:value="32973.7048271375" calcext:value-type="float">
            <text:p>32973.7048271375</text:p>
          </table:table-cell>
        </table:table-row>
        <table:table-row table:style-name="ro1">
          <table:table-cell office:value-type="string" calcext:value-type="string">
            <text:p>batch_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istral-large-latest</text:p>
          </table:table-cell>
          <table:table-cell office:value-type="float" office:value="2747478" calcext:value-type="float">
            <text:p>2747478</text:p>
          </table:table-cell>
          <table:table-cell office:value-type="float" office:value="243295" calcext:value-type="float">
            <text:p>243295</text:p>
          </table:table-cell>
          <table:table-cell office:value-type="float" office:value="2990773" calcext:value-type="float">
            <text:p>2990773</text:p>
          </table:table-cell>
          <table:table-cell/>
          <table:table-cell office:value-type="float" office:value="83.2346903865891" calcext:value-type="float">
            <text:p>83.2346903865891</text:p>
          </table:table-cell>
          <table:table-cell office:value-type="float" office:value="7921149.10340309" calcext:value-type="float">
            <text:p>7921149.10340309</text:p>
          </table:table-cell>
          <table:table-cell office:value-type="float" office:value="2709.9381126935" calcext:value-type="float">
            <text:p>2709.9381126935</text:p>
          </table:table-cell>
        </table:table-row>
        <table:table-row table:style-name="ro1">
          <table:table-cell office:value-type="string" calcext:value-type="string">
            <text:p>batch_3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istral-large-latest</text:p>
          </table:table-cell>
          <table:table-cell office:value-type="float" office:value="101040" calcext:value-type="float">
            <text:p>101040</text:p>
          </table:table-cell>
          <table:table-cell office:value-type="float" office:value="165067" calcext:value-type="float">
            <text:p>165067</text:p>
          </table:table-cell>
          <table:table-cell office:value-type="float" office:value="266107" calcext:value-type="float">
            <text:p>266107</text:p>
          </table:table-cell>
          <table:table-cell table:formula="of:=[.G10]-[.G11]" office:value-type="float" office:value="2724666" calcext:value-type="float">
            <text:p>2724666</text:p>
          </table:table-cell>
          <table:table-cell office:value-type="float" office:value="4232.48717948718" calcext:value-type="float">
            <text:p>4232.48717948718</text:p>
          </table:table-cell>
          <table:table-cell office:value-type="float" office:value="4853278.07474136" calcext:value-type="float">
            <text:p>4853278.07474136</text:p>
          </table:table-cell>
          <table:table-cell office:value-type="float" office:value="124443.027557471" calcext:value-type="float">
            <text:p>124443.027557471</text:p>
          </table:table-cell>
        </table:table-row>
        <table:table-row table:style-name="ro1">
          <table:table-cell office:value-type="string" calcext:value-type="string">
            <text:p>batch_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stral-large-latest</text:p>
          </table:table-cell>
          <table:table-cell office:value-type="float" office:value="3983907" calcext:value-type="float">
            <text:p>3983907</text:p>
          </table:table-cell>
          <table:table-cell office:value-type="float" office:value="274635" calcext:value-type="float">
            <text:p>274635</text:p>
          </table:table-cell>
          <table:table-cell office:value-type="float" office:value="4258542" calcext:value-type="float">
            <text:p>4258542</text:p>
          </table:table-cell>
          <table:table-cell/>
          <table:table-cell office:value-type="float" office:value="93.9565514881971" calcext:value-type="float">
            <text:p>93.9565514881971</text:p>
          </table:table-cell>
          <table:table-cell office:value-type="float" office:value="8783032.16028213" calcext:value-type="float">
            <text:p>8783032.16028213</text:p>
          </table:table-cell>
          <table:table-cell office:value-type="float" office:value="3004.80060221763" calcext:value-type="float">
            <text:p>3004.80060221763</text:p>
          </table:table-cell>
        </table:table-row>
        <table:table-row table:style-name="ro1">
          <table:table-cell office:value-type="string" calcext:value-type="string">
            <text:p>batch_30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stral-large-latest</text:p>
          </table:table-cell>
          <table:table-cell office:value-type="float" office:value="119019" calcext:value-type="float">
            <text:p>119019</text:p>
          </table:table-cell>
          <table:table-cell office:value-type="float" office:value="173125" calcext:value-type="float">
            <text:p>173125</text:p>
          </table:table-cell>
          <table:table-cell office:value-type="float" office:value="292144" calcext:value-type="float">
            <text:p>292144</text:p>
          </table:table-cell>
          <table:table-cell table:formula="of:=[.G12]-[.G13]" office:value-type="float" office:value="3966398" calcext:value-type="float">
            <text:p>3966398</text:p>
          </table:table-cell>
          <table:table-cell office:value-type="float" office:value="4439.10256410257" calcext:value-type="float">
            <text:p>4439.10256410257</text:p>
          </table:table-cell>
          <table:table-cell office:value-type="float" office:value="5203557.22117424" calcext:value-type="float">
            <text:p>5203557.22117424</text:p>
          </table:table-cell>
          <table:table-cell office:value-type="float" office:value="133424.544132673" calcext:value-type="float">
            <text:p>133424.544132673</text:p>
          </table:table-cell>
        </table:table-row>
        <table:table-row table:style-name="ro1">
          <table:table-cell office:value-type="string" calcext:value-type="string">
            <text:p>batch_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istral-small-latest</text:p>
          </table:table-cell>
          <table:table-cell office:value-type="float" office:value="2753324" calcext:value-type="float">
            <text:p>2753324</text:p>
          </table:table-cell>
          <table:table-cell office:value-type="float" office:value="236463" calcext:value-type="float">
            <text:p>236463</text:p>
          </table:table-cell>
          <table:table-cell office:value-type="float" office:value="2989787" calcext:value-type="float">
            <text:p>2989787</text:p>
          </table:table-cell>
          <table:table-cell/>
          <table:table-cell office:value-type="float" office:value="80.8973657201505" calcext:value-type="float">
            <text:p>80.8973657201505</text:p>
          </table:table-cell>
          <table:table-cell office:value-type="float" office:value="3897255.35273552" calcext:value-type="float">
            <text:p>3897255.35273552</text:p>
          </table:table-cell>
          <table:table-cell office:value-type="float" office:value="1333.30665505834" calcext:value-type="float">
            <text:p>1333.30665505834</text:p>
          </table:table-cell>
        </table:table-row>
        <table:table-row table:style-name="ro1">
          <table:table-cell office:value-type="string" calcext:value-type="string">
            <text:p>batch_3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istral-small-latest</text:p>
          </table:table-cell>
          <table:table-cell office:value-type="float" office:value="101040" calcext:value-type="float">
            <text:p>101040</text:p>
          </table:table-cell>
          <table:table-cell office:value-type="float" office:value="157257" calcext:value-type="float">
            <text:p>157257</text:p>
          </table:table-cell>
          <table:table-cell office:value-type="float" office:value="258297" calcext:value-type="float">
            <text:p>258297</text:p>
          </table:table-cell>
          <table:table-cell table:formula="of:=[.G14]-[.G15]" office:value-type="float" office:value="2731490" calcext:value-type="float">
            <text:p>2731490</text:p>
          </table:table-cell>
          <table:table-cell office:value-type="float" office:value="4032.23076923077" calcext:value-type="float">
            <text:p>4032.23076923077</text:p>
          </table:table-cell>
          <table:table-cell office:value-type="float" office:value="2231562.80708313" calcext:value-type="float">
            <text:p>2231562.80708313</text:p>
          </table:table-cell>
          <table:table-cell office:value-type="float" office:value="57219.5591559777" calcext:value-type="float">
            <text:p>57219.5591559777</text:p>
          </table:table-cell>
        </table:table-row>
        <table:table-row table:style-name="ro1">
          <table:table-cell office:value-type="string" calcext:value-type="string">
            <text:p>batch_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stral-small-latest</text:p>
          </table:table-cell>
          <table:table-cell office:value-type="float" office:value="3989753" calcext:value-type="float">
            <text:p>3989753</text:p>
          </table:table-cell>
          <table:table-cell office:value-type="float" office:value="288359" calcext:value-type="float">
            <text:p>288359</text:p>
          </table:table-cell>
          <table:table-cell office:value-type="float" office:value="4278112" calcext:value-type="float">
            <text:p>4278112</text:p>
          </table:table-cell>
          <table:table-cell/>
          <table:table-cell office:value-type="float" office:value="98.6517276770441" calcext:value-type="float">
            <text:p>98.6517276770441</text:p>
          </table:table-cell>
          <table:table-cell office:value-type="float" office:value="4502774.45340157" calcext:value-type="float">
            <text:p>4502774.45340157</text:p>
          </table:table-cell>
          <table:table-cell office:value-type="float" office:value="1540.46337783153" calcext:value-type="float">
            <text:p>1540.46337783153</text:p>
          </table:table-cell>
        </table:table-row>
        <table:table-row table:style-name="ro1">
          <table:table-cell office:value-type="string" calcext:value-type="string">
            <text:p>batch_3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stral-small-latest</text:p>
          </table:table-cell>
          <table:table-cell office:value-type="float" office:value="119019" calcext:value-type="float">
            <text:p>119019</text:p>
          </table:table-cell>
          <table:table-cell office:value-type="float" office:value="163193" calcext:value-type="float">
            <text:p>163193</text:p>
          </table:table-cell>
          <table:table-cell office:value-type="float" office:value="282212" calcext:value-type="float">
            <text:p>282212</text:p>
          </table:table-cell>
          <table:table-cell table:formula="of:=[.G16]-[.G17]" office:value-type="float" office:value="3995900" calcext:value-type="float">
            <text:p>3995900</text:p>
          </table:table-cell>
          <table:table-cell office:value-type="float" office:value="4184.4358974359" calcext:value-type="float">
            <text:p>4184.4358974359</text:p>
          </table:table-cell>
          <table:table-cell office:value-type="float" office:value="2460567.56949425" calcext:value-type="float">
            <text:p>2460567.56949425</text:p>
          </table:table-cell>
          <table:table-cell office:value-type="float" office:value="63091.4761408781" calcext:value-type="float">
            <text:p>63091.4761408781</text:p>
          </table:table-cell>
        </table:table-row>
      </table:table>
      <table:named-expressions/>
      <table:database-ranges>
        <table:database-range table:name="__Anonymous_Sheet_DB__0" table:target-range-address="'batch_stats____few-shot-grouped'.A1:'batch_stats____few-shot-grouped'.K17" table:display-filter-buttons="true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8T01:25:50.684494990</dc:date>
    <meta:editing-duration>PT4M35S</meta:editing-duration>
    <meta:editing-cycles>1</meta:editing-cycles>
    <meta:document-statistic meta:table-count="1" meta:cell-count="179" meta:object-count="0"/>
    <meta:generator>LibreOffice/7.3.7.2$Linux_X86_64 LibreOffice_project/30$Build-2</meta:generator>
  </office:meta>
</office:document-meta>
</file>